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Selector.selectFontForCharacterInText( char c , FOText text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Selector.selectFontForCharacter( char c , FONode fonode , CommonFont commonFont , PercentBas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ntSelector.selectFontForCharactersInText( CharSequence charSeq , int firstIndex , int breakIndex , FOText text , PercentBase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ontSelector.Fon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tSelector.selectFontForCharacter( Character fobj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